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2c484" officeooo:paragraph-rsid="0012c484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2e834" officeooo:paragraph-rsid="0012e834" style:font-size-asian="10.5pt" style:font-size-complex="12pt"/>
    </style:style>
    <style:style style:name="T1" style:family="text">
      <style:text-properties officeooo:rsid="001380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for Wine Search System</text:p>
      <text:p text:style-name="P1"/>
      <text:p text:style-name="P2">11/29/14</text:p>
      <text:p text:style-name="P2">Began setup of initial tests. <text:s/>Wrote file to simply do searches on wine based on <text:span text:style-name="T1">general keywords. <text:s/>Great success! <text:s/>It only returns 10 wines at a time thoug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14:22:23.055956014</meta:creation-date>
    <dc:date>2014-11-29T15:01:19.605854134</dc:date>
    <meta:editing-duration>PT29M59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3" meta:word-count="34" meta:character-count="202" meta:non-whitespace-character-count="168"/>
  </office:meta>
</office:document-meta>
</file>